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#include &lt;iostream&gt;</text:p>
      <text:p text:style-name="Standard">using namespace std;</text:p>
      <text:p text:style-name="Standard"/>
      <text:p text:style-name="Standard">int main() {</text:p>
      <text:p text:style-name="Standard"><text:tab/>// star pattern 14</text:p>
      <text:p text:style-name="Standard"><text:s text:c="4"/>int i,j,k;</text:p>
      <text:p text:style-name="Standard"><text:s text:c="4"/>for(i=1;i&lt;=7;i++){</text:p>
      <text:p text:style-name="Standard"><text:s text:c="8"/>k=7-i;</text:p>
      <text:p text:style-name="Standard"><text:s text:c="8"/>for(j=1;j&lt;=7;j++){</text:p>
      <text:p text:style-name="Standard"><text:s text:c="12"/>if(j&lt;=8-i){</text:p>
      <text:p text:style-name="Standard"><text:s text:c="12"/>cout&lt;&lt;k;</text:p>
      <text:p text:style-name="Standard"><text:s text:c="12"/>--k;}</text:p>
      <text:p text:style-name="Standard"><text:s text:c="12"/>else{</text:p>
      <text:p text:style-name="Standard"><text:s text:c="12"/>cout&lt;&lt;" ";}</text:p>
      <text:p text:style-name="Standard"><text:s text:c="8"/>}</text:p>
      <text:p text:style-name="Standard"><text:s text:c="8"/>cout&lt;&lt;"\n";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1T19:58:18.120891912</meta:creation-date>
    <dc:date>2023-02-11T19:59:00.447240084</dc:date>
    <meta:editing-duration>PT46S</meta:editing-duration>
    <meta:editing-cycles>1</meta:editing-cycles>
    <meta:document-statistic meta:table-count="0" meta:image-count="0" meta:object-count="0" meta:page-count="1" meta:paragraph-count="17" meta:word-count="28" meta:character-count="280" meta:non-whitespace-character-count="165"/>
    <meta:generator>LibreOffice/6.4.7.2$Linux_X86_64 LibreOffice_project/40$Build-2</meta:generator>
  </office:meta>
</office:document-meta>
</file>